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e0021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4b1f6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63cm"/>
    </style:style>
    <style:style style:name="gr6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375cm"/>
    </style:style>
    <style:style style:name="gr9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6cm" svg:height="6.6cm" svg:x="1.3cm" svg:y="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216cm" svg:height="2.41cm" draw:transform="rotate (-0.521504380495905) translate (6.3cm 6.904cm)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3124.0506329114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2.762cm" svg:height="0.826cm" draw:transform="rotate (-0.513301333011533) translate (7.294cm 5.624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layer="layout" svg:width="1.768cm" svg:height="0.962cm" svg:x="8.1cm" svg:y="5.5cm">
          <draw:text-box>
            <text:p>CD4</text:p>
          </draw:text-box>
        </draw:frame>
        <draw:frame draw:style-name="gr5" draw:layer="layout" svg:width="2.863cm" svg:height="0.962cm" svg:x="3.2cm" svg:y="7.9cm">
          <draw:text-box>
            <text:p>co-rec</text:p>
          </draw:text-box>
        </draw:frame>
        <draw:frame draw:style-name="gr4" draw:layer="layout" svg:width="1.768cm" svg:height="0.962cm" svg:x="3.6cm" svg:y="3.9cm">
          <draw:text-box>
            <text:p>Tcell</text:p>
          </draw:text-box>
        </draw:frame>
        <draw:custom-shape draw:style-name="gr1" draw:text-style-name="P1" draw:layer="layout" svg:width="7.5cm" svg:height="7.5cm" svg:x="6.6cm" svg:y="12.1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" draw:text-style-name="P1" draw:layer="layout" svg:width="1.1cm" svg:height="2.1cm" draw:transform="rotate (0.490786585660806) translate (7.27cm 11.38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layer="layout" svg:width="1.56cm" svg:height="1cm" svg:x="9.5cm" svg:y="15.3cm">
          <draw:text-box>
            <text:p>HIV</text:p>
          </draw:text-box>
        </draw:frame>
        <draw:frame draw:style-name="gr8" draw:layer="layout" svg:width="2.6cm" svg:height="0.962cm" svg:x="5.6cm" svg:y="12.438cm">
          <draw:text-box>
            <text:p>gp120</text:p>
          </draw:text-box>
        </draw:frame>
        <draw:custom-shape draw:style-name="gr9" draw:text-style-name="P1" draw:layer="layout" svg:width="1.852cm" svg:height="3.424cm" draw:transform="rotate (-2.6789058688861) translate (8.202cm 9.734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9" draw:text-style-name="P1" draw:layer="layout" svg:width="1.852cm" svg:height="3.424cm" draw:transform="rotate (0.214500965070103) translate (6.5cm 10.054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4" draw:layer="layout" svg:width="2.051cm" svg:height="0.962cm" svg:x="7.7cm" svg:y="9.138cm">
          <draw:text-box>
            <text:p>Gal-1</text:p>
          </draw:text-box>
        </draw:frame>
        <draw:line draw:style-name="gr10" draw:text-style-name="P1" draw:layer="layout" svg:x1="12.5cm" svg:y1="10.5cm" svg:x2="8cm" svg:y2="11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lément NIEL</meta:initial-creator>
    <meta:creation-date>2013-10-03T14:39:49</meta:creation-date>
    <dc:date>2013-10-03T14:48:59</dc:date>
    <dc:creator>Clément NIEL</dc:creator>
    <meta:editing-duration>P0D</meta:editing-duration>
    <meta:editing-cycles>1</meta:editing-cycles>
    <meta:document-statistic meta:object-count="14"/>
    <meta:generator>LibreOffice/4.0.2.2$Linux_x86 LibreOffice_project/400m0$Build-2</meta:generator>
  </office:meta>
</office:document-meta>
</file>